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P2" style:family="paragraph" style:parent-style-name="Standard">
      <style:text-properties fo:color="#0070c0" loext:opacity="10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  <style:style style:name="P3" style:family="paragraph" style:parent-style-name="Standard">
      <style:text-properties style:use-window-font-color="true" loext:opacity="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P4" style:family="paragraph" style:parent-style-name="Standard">
      <style:paragraph-properties fo:margin-left="1.984cm" fo:margin-right="0cm" fo:text-indent="-1.984cm" style:auto-text-indent="false"/>
    </style:style>
    <style:style style:name="P5" style:family="paragraph" style:parent-style-name="Standard">
      <style:paragraph-properties fo:margin-left="0cm" fo:margin-right="0cm" fo:text-indent="0.926cm" style:auto-text-indent="false"/>
    </style:style>
    <style:style style:name="P6" style:family="paragraph" style:parent-style-name="Standard">
      <style:text-properties fo:color="#ff0000" loext:opacity="100%" style:font-name="Iosevka" fo:font-size="9pt" fo:language="es" fo:country="ES" fo:font-weight="bold" style:font-name-asian="Courier 10 Pitch" style:font-size-asian="9pt" style:font-weight-asian="bold" style:font-name-complex="Iosevka1" style:font-size-complex="9pt" style:font-weight-complex="bold"/>
    </style:style>
    <style:style style:name="P7" style:family="paragraph" style:parent-style-name="Standard">
      <style:paragraph-properties fo:margin-left="0cm" fo:margin-right="0cm" fo:text-indent="0.132cm" style:auto-text-indent="false"/>
    </style:style>
    <style:style style:name="T1" style:family="text">
      <style:text-properties fo:color="#ff0000" loext:opacity="100%" style:font-name="Iosevka" fo:font-size="9pt" fo:language="es" fo:country="ES" fo:font-weight="bold" style:font-name-asian="Courier 10 Pitch" style:font-size-asian="9pt" style:font-weight-asian="bold" style:font-name-complex="Iosevka1" style:font-size-complex="9pt" style:font-weight-complex="bold"/>
    </style:style>
    <style:style style:name="T2" style:family="text">
      <style:text-properties fo:color="#ff0000" loext:opacity="100%" style:font-name="Iosevka" fo:font-size="8pt" fo:language="es" fo:country="ES" fo:font-weight="bold" style:font-name-asian="Courier 10 Pitch" style:font-size-asian="8pt" style:font-weight-asian="bold" style:font-name-complex="Iosevka1" style:font-size-complex="8pt" style:font-weight-complex="bold"/>
    </style:style>
    <style:style style:name="T3" style:family="text">
      <style:text-properties fo:color="#0070c0" loext:opacity="10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  <style:style style:name="T4" style:family="text">
      <style:text-properties fo:color="#0070c0" loext:opacity="100%" style:font-name="Iosevka" fo:font-size="9pt" fo:language="es" fo:country="ES" fo:font-weight="bold" style:font-name-asian="Courier 10 Pitch" style:font-size-asian="9pt" style:font-weight-asian="bold" style:font-name-complex="Iosevka1" style:font-size-complex="9pt" style:font-weight-complex="bold"/>
    </style:style>
    <style:style style:name="T5" style:family="text">
      <style:text-properties fo:color="#000000" loext:opacity="10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T6" style:family="text">
      <style:text-properties style:use-window-font-color="true" loext:opacity="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  <style:style style:name="T7" style:family="text">
      <style:text-properties style:use-window-font-color="true" loext:opacity="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T8" style:family="text">
      <style:text-properties style:use-window-font-color="true" loext:opacity="0%" style:font-name="Iosevka" fo:font-size="9pt" fo:language="es" fo:country="ES" fo:font-weight="normal" style:font-name-asian="Courier 10 Pitch" style:font-size-asian="9pt" style:font-weight-asian="normal" style:font-name-complex="Iosevka1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reo en ti (B</text:span><text:bookmark text:name="_GoBack"/><text:span text:style-name="T1">m)</text:span><text:span text:style-name="T1"/></text:p>
      <text:p text:style-name="Standard"><text:span text:style-name="T1">Julio Melgar y Marcela Gandara</text:span><text:span text:style-name="T1"/></text:p>
      <text:p text:style-name="P1"/>
      <text:p text:style-name="Standard"><text:span text:style-name="T3">INTRO x2</text:span><text:span text:style-name="T3"/></text:p>
      <text:p text:style-name="Standard"><text:span text:style-name="T5">Bm G D F#m</text:span><text:span text:style-name="T5"/></text:p>
      <text:p text:style-name="P1"/>
      <text:p text:style-name="Standard"><text:span text:style-name="T3">VERSO</text:span><text:span text:style-name="T3"/></text:p>
      <text:p text:style-name="Standard"><text:span text:style-name="T5">Bm <text:s text:c="16"/>G</text:span><text:span text:style-name="T5"/></text:p>
      <text:p text:style-name="Standard"><text:span text:style-name="T5">Quiero levantar a Ti mis manos</text:span><text:span text:style-name="T5"/></text:p>
      <text:p text:style-name="Standard"><text:span text:style-name="T5"><text:s text:c="7"/>D <text:s text:c="14"/>F#m</text:span><text:span text:style-name="T5"/></text:p>
      <text:p text:style-name="Standard"><text:span text:style-name="T5">Maravilloso Jesús, milagroso Señor,</text:span><text:span text:style-name="T5"/></text:p>
      <text:p text:style-name="Standard"><text:span text:style-name="T5"><text:s/>Bm <text:s text:c="14"/>G</text:span><text:span text:style-name="T5"/></text:p>
      <text:p text:style-name="Standard"><text:span text:style-name="T5">Llena este lugar de Tu presencia</text:span><text:span text:style-name="T5"/></text:p>
      <text:p text:style-name="Standard"><text:span text:style-name="T5"><text:s text:c="15"/>D</text:span><text:span text:style-name="T5"/></text:p>
      <text:p text:style-name="Standard"><text:span text:style-name="T5">Y haz descender Tu poder</text:span><text:span text:style-name="T5"/></text:p>
      <text:p text:style-name="Standard"><text:span text:style-name="T5"><text:s text:c="13"/>F#m</text:span><text:span text:style-name="T5"/></text:p>
      <text:p text:style-name="Standard"><text:span text:style-name="T5">A los que estamos aquí</text:span><text:span text:style-name="T5"/></text:p>
      <text:p text:style-name="P1"/>
      <text:p text:style-name="Standard"><text:span text:style-name="T3">INTRO x1</text:span><text:span text:style-name="T3"/></text:p>
      <text:p text:style-name="P1"/>
      <text:p text:style-name="Standard"><text:span text:style-name="T3">VERSO</text:span><text:span text:style-name="T3"/></text:p>
      <text:p text:style-name="P2"/>
      <text:p text:style-name="Standard"><text:span text:style-name="T3">PRE-CORO</text:span><text:span text:style-name="T3"/></text:p>
      <text:p text:style-name="Standard"><text:span text:style-name="T5"><text:s text:c="8"/>Bm <text:s text:c="2"/>A G</text:span><text:span text:style-name="T5"/></text:p>
      <text:p text:style-name="Standard"><text:span text:style-name="T5">Creo en Ti, Jesús</text:span><text:span text:style-name="T5"/></text:p>
      <text:p text:style-name="Standard"><text:span text:style-name="T5"><text:s text:c="13"/>Bm <text:s text:c="2"/>A <text:s/>G</text:span><text:span text:style-name="T5"/></text:p>
      <text:p text:style-name="Standard"><text:span text:style-name="T5">Y en lo que harás en <text:s/>mi</text:span><text:span text:style-name="T5"/></text:p>
      <text:p text:style-name="Standard"><text:span text:style-name="T5"><text:s text:c="8"/>Bm <text:s text:c="2"/>A G</text:span><text:span text:style-name="T5"/></text:p>
      <text:p text:style-name="Standard"><text:span text:style-name="T5">Creo en Ti, Jesús</text:span><text:span text:style-name="T5"/></text:p>
      <text:p text:style-name="Standard"><text:span text:style-name="T5"><text:s text:c="13"/>Bm <text:s text:c="2"/>A <text:s/>G</text:span><text:span text:style-name="T5"/></text:p>
      <text:p text:style-name="Standard"><text:span text:style-name="T5">Y en lo que harás en <text:s/>mi</text:span><text:span text:style-name="T5"/></text:p>
      <text:p text:style-name="Standard"><text:span text:style-name="T5"><text:s text:c="4"/>D <text:s text:c="5"/>A</text:span><text:span text:style-name="T5"/></text:p>
      <text:p text:style-name="Standard"><text:span text:style-name="T5">En mi, en mi</text:span><text:span text:style-name="T5"/></text:p>
      <text:p text:style-name="P1"/>
      <text:p text:style-name="Standard"><text:span text:style-name="T3">CORO x2</text:span><text:span text:style-name="T3"/></text:p>
      <text:p text:style-name="Standard"><text:span text:style-name="T5">Recibe</text:span><text:span text:style-name="T5"/></text:p>
      <text:p text:style-name="Standard"><text:span text:style-name="T5"><text:s/>Bm</text:span><text:span text:style-name="T5"/></text:p>
      <text:p text:style-name="Standard"><text:span text:style-name="T5">Toda la gloria, recibe</text:span><text:span text:style-name="T5"/></text:p>
      <text:p text:style-name="Standard"><text:span text:style-name="T5"><text:s/>G</text:span><text:span text:style-name="T5"/></text:p>
      <text:p text:style-name="Standard"><text:span text:style-name="T5">Toda la honra</text:span><text:span text:style-name="T5"/></text:p>
      <text:p text:style-name="Standard"><text:span text:style-name="T5"><text:s text:c="5"/>D <text:s text:c="11"/>A</text:span><text:span text:style-name="T5"/></text:p>
      <text:p text:style-name="Standard"><text:span text:style-name="T5">Precioso Hijo de Dios</text:span><text:span text:style-name="T5"/></text:p>
      <text:p text:style-name="Standard"><text:span text:style-name="T5">(Hijo de Dios)</text:span><text:span text:style-name="T5"/></text:p>
      <text:p text:style-name="P1"/>
      <text:p text:style-name="Standard"><text:span text:style-name="T3">VERSO x2</text:span><text:span text:style-name="T3"/></text:p>
      <text:p text:style-name="P2"/>
      <text:p text:style-name="Standard"><text:span text:style-name="T3">PRE-CORO</text:span><text:span text:style-name="T3"/></text:p>
      <text:p text:style-name="P2"/>
      <text:p text:style-name="Standard"><text:span text:style-name="T3">CORO x4</text:span><text:span text:style-name="T3"/></text:p>
      <text:p text:style-name="Standard"/>
      <text:p text:style-name="Standard"><text:span text:style-name="T1">Creo en ti (B</text:span><text:bookmark text:name="_GoBack Copy 1"/><text:span text:style-name="T1">m)</text:span><text:span text:style-name="T1"/></text:p>
      <text:p text:style-name="Standard"><text:span text:style-name="T1">Julio Melgar y Marcela Gandara</text:span><text:span text:style-name="T1"/></text:p>
      <text:p text:style-name="P1"/>
      <text:p text:style-name="Standard"><text:span text:style-name="T3">INTRO x2</text:span><text:span text:style-name="T3"/></text:p>
      <text:p text:style-name="Standard"><text:span text:style-name="T5">Bm G D F#m</text:span><text:span text:style-name="T5"/></text:p>
      <text:p text:style-name="P1"/>
      <text:p text:style-name="Standard"><text:span text:style-name="T3">VERSO</text:span><text:span text:style-name="T3"/></text:p>
      <text:p text:style-name="Standard"><text:span text:style-name="T5">Bm <text:s text:c="16"/>G</text:span><text:span text:style-name="T5"/></text:p>
      <text:p text:style-name="Standard"><text:span text:style-name="T5">Quiero levantar a Ti mis manos</text:span><text:span text:style-name="T5"/></text:p>
      <text:p text:style-name="Standard"><text:span text:style-name="T5"><text:s text:c="7"/>D <text:s text:c="14"/>F#m</text:span><text:span text:style-name="T5"/></text:p>
      <text:p text:style-name="Standard"><text:span text:style-name="T5">Maravilloso Jesús, milagroso Señor,</text:span><text:span text:style-name="T5"/></text:p>
      <text:p text:style-name="Standard"><text:span text:style-name="T5"><text:s/>Bm <text:s text:c="14"/>G</text:span><text:span text:style-name="T5"/></text:p>
      <text:p text:style-name="Standard"><text:span text:style-name="T5">Llena este lugar de Tu presencia</text:span><text:span text:style-name="T5"/></text:p>
      <text:p text:style-name="Standard"><text:span text:style-name="T5"><text:s text:c="15"/>D</text:span><text:span text:style-name="T5"/></text:p>
      <text:p text:style-name="Standard"><text:span text:style-name="T5">Y haz descender Tu poder</text:span><text:span text:style-name="T5"/></text:p>
      <text:p text:style-name="Standard"><text:span text:style-name="T5"><text:s text:c="13"/>F#m</text:span><text:span text:style-name="T5"/></text:p>
      <text:p text:style-name="Standard"><text:span text:style-name="T5">A los que estamos aquí</text:span><text:span text:style-name="T5"/></text:p>
      <text:p text:style-name="P1"/>
      <text:p text:style-name="Standard"><text:span text:style-name="T3">INTRO x1</text:span><text:span text:style-name="T3"/></text:p>
      <text:p text:style-name="P1"/>
      <text:p text:style-name="Standard"><text:span text:style-name="T3">VERSO</text:span><text:span text:style-name="T3"/></text:p>
      <text:p text:style-name="P2"/>
      <text:p text:style-name="Standard"><text:span text:style-name="T3">PRE-CORO</text:span><text:span text:style-name="T3"/></text:p>
      <text:p text:style-name="Standard"><text:span text:style-name="T5"><text:s text:c="8"/>Bm <text:s text:c="2"/>A G</text:span><text:span text:style-name="T5"/></text:p>
      <text:p text:style-name="Standard"><text:span text:style-name="T5">Creo en Ti, Jesús</text:span><text:span text:style-name="T5"/></text:p>
      <text:p text:style-name="Standard"><text:span text:style-name="T5"><text:s text:c="13"/>Bm <text:s text:c="2"/>A <text:s/>G</text:span><text:span text:style-name="T5"/></text:p>
      <text:p text:style-name="Standard"><text:soft-page-break/><text:span text:style-name="T5">Y en lo que harás en <text:s/>mi</text:span><text:span text:style-name="T5"/></text:p>
      <text:p text:style-name="Standard"><text:span text:style-name="T5"><text:s text:c="8"/>Bm <text:s text:c="2"/>A G</text:span><text:span text:style-name="T5"/></text:p>
      <text:p text:style-name="Standard"><text:span text:style-name="T5">Creo en Ti, Jesús</text:span><text:span text:style-name="T5"/></text:p>
      <text:p text:style-name="Standard"><text:span text:style-name="T5"><text:s text:c="13"/>Bm <text:s text:c="2"/>A <text:s/>G</text:span><text:span text:style-name="T5"/></text:p>
      <text:p text:style-name="Standard"><text:span text:style-name="T5">Y en lo que harás en <text:s/>mi</text:span><text:span text:style-name="T5"/></text:p>
      <text:p text:style-name="Standard"><text:span text:style-name="T5"><text:s text:c="4"/>D <text:s text:c="5"/>A</text:span><text:span text:style-name="T5"/></text:p>
      <text:p text:style-name="Standard"><text:span text:style-name="T5">En mi, en mi</text:span><text:span text:style-name="T5"/></text:p>
      <text:p text:style-name="P1"/>
      <text:p text:style-name="Standard"><text:span text:style-name="T3">CORO x2</text:span><text:span text:style-name="T3"/></text:p>
      <text:p text:style-name="Standard"><text:span text:style-name="T5">Recibe</text:span><text:span text:style-name="T5"/></text:p>
      <text:p text:style-name="Standard"><text:span text:style-name="T5"><text:s/>Bm</text:span><text:span text:style-name="T5"/></text:p>
      <text:p text:style-name="Standard"><text:span text:style-name="T5">Toda la gloria, recibe</text:span><text:span text:style-name="T5"/></text:p>
      <text:p text:style-name="Standard"><text:span text:style-name="T5"><text:s/>G</text:span><text:span text:style-name="T5"/></text:p>
      <text:p text:style-name="Standard"><text:span text:style-name="T5">Toda la honra</text:span><text:span text:style-name="T5"/></text:p>
      <text:p text:style-name="Standard"><text:span text:style-name="T5"><text:s text:c="5"/>D <text:s text:c="11"/>A</text:span><text:span text:style-name="T5"/></text:p>
      <text:p text:style-name="Standard"><text:span text:style-name="T5">Precioso Hijo de Dios</text:span><text:span text:style-name="T5"/></text:p>
      <text:p text:style-name="Standard"><text:span text:style-name="T5">(Hijo de Dios)</text:span><text:span text:style-name="T5"/></text:p>
      <text:p text:style-name="P1"/>
      <text:p text:style-name="Standard"><text:span text:style-name="T3">VERSO x2</text:span><text:span text:style-name="T3"/></text:p>
      <text:p text:style-name="P2"/>
      <text:p text:style-name="Standard"><text:span text:style-name="T3">PRE-CORO</text:span><text:span text:style-name="T3"/></text:p>
      <text:p text:style-name="P2"/>
      <text:p text:style-name="Standard"><text:span text:style-name="T3">CORO x4</text:span><text:span text:style-name="T3"/></text:p>
      <text:p text:style-name="Standard"/>
      <text:p text:style-name="Standard"><text:span text:style-name="T2">Cuan grande es El</text:span><text:span text:style-name="T2"/></text:p>
      <text:p text:style-name="Standard"><text:span text:style-name="T2">Rojo </text:span><text:span text:style-name="T2"/></text:p>
      <text:p text:style-name="P3"/>
      <text:p text:style-name="Standard"><text:span text:style-name="T6">INTRO </text:span><text:span text:style-name="T6"/></text:p>
      <text:p text:style-name="Standard"><text:span text:style-name="T7">D C#m Bm A D</text:span><text:span text:style-name="T7"/></text:p>
      <text:p text:style-name="P3"/>
      <text:p text:style-name="Standard"><text:span text:style-name="T7"><text:s text:c="9"/>A</text:span><text:span text:style-name="T7"/></text:p>
      <text:p text:style-name="Standard"><text:span text:style-name="T7">Señor mi Dios</text:span><text:span text:style-name="T7"/></text:p>
      <text:p text:style-name="Standard"><text:span text:style-name="T7"><text:s text:c="19"/>D</text:span><text:span text:style-name="T7"/></text:p>
      <text:p text:style-name="Standard"><text:span text:style-name="T7">Al contemplar los cielos</text:span><text:span text:style-name="T7"/></text:p>
      <text:p text:style-name="Standard"><text:span text:style-name="T7"><text:s text:c="9"/>A <text:s text:c="5"/>Bm <text:s text:c="12"/>A</text:span><text:span text:style-name="T7"/></text:p>
      <text:p text:style-name="Standard"><text:span text:style-name="T7">El firmamento y las estrellas mil</text:span><text:span text:style-name="T7"/></text:p>
      <text:p text:style-name="Standard"><text:span text:style-name="T7"><text:s text:c="10"/>A</text:span><text:span text:style-name="T7"/></text:p>
      <text:p text:style-name="Standard"><text:span text:style-name="T7">Al oír tu voz</text:span><text:span text:style-name="T7"/></text:p>
      <text:p text:style-name="Standard"><text:span text:style-name="T7"><text:s text:c="18"/>D</text:span><text:span text:style-name="T7"/></text:p>
      <text:p text:style-name="Standard"><text:span text:style-name="T7">En los potentes truenos</text:span><text:span text:style-name="T7"/></text:p>
      <text:p text:style-name="Standard"><text:span text:style-name="T7"><text:s text:c="9"/>A <text:s text:c="6"/>Bm <text:s text:c="10"/>A E</text:span><text:span text:style-name="T7"/></text:p>
      <text:p text:style-name="Standard"><text:span text:style-name="T7">Y ver brillar el sol en su zenit</text:span><text:span text:style-name="T7"/></text:p>
      <text:p text:style-name="P3"/>
      <text:p text:style-name="Standard"><text:span text:style-name="T7"><text:s text:c="8"/>A <text:s text:c="4"/>D <text:s text:c="10"/>A <text:s/>F#m</text:span><text:span text:style-name="T7"/></text:p>
      <text:p text:style-name="Standard"><text:span text:style-name="T7">Mi corazón entona la canción</text:span><text:span text:style-name="T7"/></text:p>
      <text:p text:style-name="Standard"><text:span text:style-name="T7"><text:s text:c="15"/>Bm E <text:s text:c="15"/>A <text:s/>E</text:span><text:span text:style-name="T7"/></text:p>
      <text:p text:style-name="Standard"><text:span text:style-name="T7">cuán grande es El <text:s text:c="2"/>cuán grande es El</text:span><text:span text:style-name="T7"/></text:p>
      <text:p text:style-name="Standard"><text:span text:style-name="T7"><text:s text:c="8"/>A <text:s text:c="4"/>D <text:s text:c="10"/>A <text:s/>F#m</text:span><text:span text:style-name="T7"/></text:p>
      <text:p text:style-name="Standard"><text:span text:style-name="T7">Mi corazón entona la canción</text:span><text:span text:style-name="T7"/></text:p>
      <text:p text:style-name="Standard"><text:span text:style-name="T7"><text:s text:c="15"/>Bm <text:s text:c="14"/></text:span><text:span text:style-name="T7"/></text:p>
      <text:p text:style-name="Standard"><text:span text:style-name="T7">Cuán grande es El <text:s text:c="2"/></text:span><text:span text:style-name="T7"/></text:p>
      <text:p text:style-name="Standard"><text:span text:style-name="T7"><text:s text:c="7"/>E <text:s text:c="7"/></text:span><text:span text:style-name="T3">D</text:span><text:span text:style-name="T7"> C#m Bm A D</text:span><text:span text:style-name="T7"/></text:p>
      <text:p text:style-name="Standard"><text:span text:style-name="T7">C</text:span><text:bookmark text:name="_GoBack Copy 2"/><text:span text:style-name="T7">uán grande es El</text:span><text:span text:style-name="T7"/></text:p>
      <text:p text:style-name="P3"/>
      <text:p text:style-name="Standard"><text:span text:style-name="T6">Nota:</text:span><text:span text:style-name="T7"> Este ultimo </text:span><text:span text:style-name="T3">D</text:span><text:span text:style-name="T7"> es en el 5to traste</text:span><text:span text:style-name="T7"/></text:p>
      <text:p text:style-name="Standard"><text:span text:style-name="T7"><text:s text:c="10"/>B</text:span><text:span text:style-name="T7"/></text:p>
      <text:p text:style-name="Standard"><text:span text:style-name="T7">Cuando recuerdo</text:span><text:span text:style-name="T7"/></text:p>
      <text:p text:style-name="Standard"><text:span text:style-name="T7"><text:s text:c="10"/>E</text:span><text:span text:style-name="T7"/></text:p>
      <text:p text:style-name="Standard"><text:span text:style-name="T7">El amor divino</text:span><text:span text:style-name="T7"/></text:p>
      <text:p text:style-name="Standard"><text:span text:style-name="T7"><text:s text:c="14"/>B <text:s text:c="7"/>F# <text:s text:c="8"/>B</text:span><text:span text:style-name="T7"/></text:p>
      <text:p text:style-name="Standard"><text:span text:style-name="T7">Que desde el cielo al salvador envió</text:span><text:span text:style-name="T7"/></text:p>
      <text:p text:style-name="P3"/>
      <text:p text:style-name="Standard"><text:span text:style-name="T7"><text:s text:c="8"/>B</text:span><text:span text:style-name="T7"/></text:p>
      <text:p text:style-name="Standard"><text:span text:style-name="T7">Aquel Jesús</text:span><text:span text:style-name="T7"/></text:p>
      <text:p text:style-name="Standard"><text:span text:style-name="T7"><text:s text:c="18"/>E</text:span><text:span text:style-name="T7"/></text:p>
      <text:p text:style-name="Standard"><text:span text:style-name="T7">Que por salvarnos vino</text:span><text:span text:style-name="T7"/></text:p>
      <text:p text:style-name="Standard"><text:span text:style-name="T7"><text:s text:c="10"/>B <text:s text:c="5"/>F# <text:s text:c="11"/>B F#</text:span><text:span text:style-name="T7"/></text:p>
      <text:p text:style-name="Standard"><text:span text:style-name="T7">Y en una cruz sufrió por mi murió</text:span><text:span text:style-name="T7"/></text:p>
      <text:p text:style-name="P3"/>
      <text:p text:style-name="Standard"><text:span text:style-name="T7"><text:s text:c="8"/>B <text:s text:c="4"/>E <text:s text:c="10"/>B <text:s/>G#m</text:span><text:span text:style-name="T7"/></text:p>
      <text:p text:style-name="Standard"><text:span text:style-name="T7">Mi corazón entona la canción</text:span><text:span text:style-name="T7"/></text:p>
      <text:p text:style-name="Standard"><text:span text:style-name="T7"><text:s text:c="15"/>C#m F# <text:s text:c="14"/>B F#</text:span><text:span text:style-name="T7"/></text:p>
      <text:p text:style-name="Standard"><text:span text:style-name="T7">cuán grande es El <text:s text:c="2"/>cuán grande es El</text:span><text:span text:style-name="T7"/></text:p>
      <text:p text:style-name="Standard"><text:span text:style-name="T7"><text:s text:c="8"/>B <text:s text:c="4"/>E <text:s text:c="10"/>B <text:s/>G#m</text:span><text:span text:style-name="T7"/></text:p>
      <text:p text:style-name="Standard"><text:span text:style-name="T7">Mi corazón entona la canción</text:span><text:span text:style-name="T7"/></text:p>
      <text:p text:style-name="Standard"><text:span text:style-name="T7"><text:s text:c="15"/>C#m <text:s text:c="6"/>F# <text:s text:c="12"/></text:span><text:span text:style-name="T7"/></text:p>
      <text:p text:style-name="Standard"><text:span text:style-name="T7">Cuán grande es El cuán grande es El</text:span><text:span text:style-name="T7"/></text:p>
      <text:p text:style-name="Standard"><text:soft-page-break/><text:span text:style-name="T7">G#m E B F#</text:span><text:span text:style-name="T7"/></text:p>
      <text:p text:style-name="Standard"><text:span text:style-name="T7">G#m E B F#</text:span><text:span text:style-name="T7"/></text:p>
      <text:p text:style-name="Standard"><text:span text:style-name="T7">E B C#m</text:span><text:span text:style-name="T7"/></text:p>
      <text:p text:style-name="P3"/>
      <text:p text:style-name="P3"/>
      <text:p text:style-name="Standard"><text:span text:style-name="T7"><text:s text:c="8"/>B <text:s text:c="4"/>E <text:s text:c="10"/>B <text:s/>G#m</text:span><text:span text:style-name="T7"/></text:p>
      <text:p text:style-name="Standard"><text:span text:style-name="T7">Mi corazón entona la canción</text:span><text:span text:style-name="T7"/></text:p>
      <text:p text:style-name="Standard"><text:span text:style-name="T7"><text:s text:c="15"/>C#m F# <text:s text:c="14"/>B F#</text:span><text:span text:style-name="T7"/></text:p>
      <text:p text:style-name="Standard"><text:span text:style-name="T7">Cuán grande es El <text:s text:c="2"/>cuán grande es El</text:span><text:span text:style-name="T7"/></text:p>
      <text:p text:style-name="Standard"><text:span text:style-name="T7"><text:s text:c="8"/>B <text:s text:c="4"/>E <text:s text:c="10"/>B <text:s/>G#m</text:span><text:span text:style-name="T7"/></text:p>
      <text:p text:style-name="Standard"><text:span text:style-name="T7">Mi corazón entona la canción</text:span><text:span text:style-name="T7"/></text:p>
      <text:p text:style-name="Standard"><text:span text:style-name="T7"><text:s text:c="15"/>C#m <text:s text:c="6"/>F# <text:s text:c="5"/>G#m B <text:s text:c="11"/></text:span><text:span text:style-name="T7"/></text:p>
      <text:p text:style-name="P4"><text:span text:style-name="T7">Cuán grande es El cuán grande es El <text:s text:c="16"/>C#m <text:s/></text:span><text:span text:style-name="T7"/></text:p>
      <text:p text:style-name="Standard"><text:span text:style-name="T7">Cuan grande es El </text:span><text:span text:style-name="T7"/></text:p>
      <text:p text:style-name="P5"><text:span text:style-name="T7">F# <text:s text:c="5"/>G#m B</text:span><text:span text:style-name="T7"/></text:p>
      <text:p text:style-name="Standard"><text:span text:style-name="T7">Cuan grande es El </text:span><text:span text:style-name="T7"/></text:p>
      <text:p text:style-name="Standard"><text:span text:style-name="T7"><text:s text:c="15"/>C#m </text:span><text:span text:style-name="T7"/></text:p>
      <text:p text:style-name="Standard"><text:span text:style-name="T7">Cuan grande es El</text:span><text:span text:style-name="T7"/></text:p>
      <text:p text:style-name="P5"><text:span text:style-name="T7">F# <text:s text:c="5"/>B <text:s/>A E B</text:span><text:span text:style-name="T7"/></text:p>
      <text:p text:style-name="Standard"><text:span text:style-name="T7">Cuan grande es El </text:span><text:span text:style-name="T7"/></text:p>
      <text:p text:style-name="Standard"><text:span text:style-name="T7">B A E B</text:span><text:span text:style-name="T7"/></text:p>
      <text:p text:style-name="Standard"><text:span text:style-name="T7">B A E B</text:span><text:span text:style-name="T7"/></text:p>
      <text:p text:style-name="P3"/>
      <text:p text:style-name="Standard"><text:span text:style-name="T7">B A E B</text:span><text:span text:style-name="T7"/></text:p>
      <text:p text:style-name="Standard"><text:span text:style-name="T7">B A E B</text:span><text:span text:style-name="T7"/></text:p>
      <text:p text:style-name="P3"/>
      <text:p text:style-name="P3"/>
      <text:p text:style-name="P3"/>
      <text:p text:style-name="Standard"/>
      <text:p text:style-name="Standard"><text:span text:style-name="T1">Danzando cada temporada</text:span><text:span text:style-name="T1"/></text:p>
      <text:p text:style-name="Standard"><text:span text:style-name="T1">Christine D'clario</text:span><text:span text:style-name="T1"/></text:p>
      <text:p text:style-name="P6"/>
      <text:p text:style-name="Standard"><text:span text:style-name="T4">Intro</text:span><text:span text:style-name="T4"/></text:p>
      <text:p text:style-name="Standard"><text:span text:style-name="T8">Bm G D A Bm G D A </text:span><text:span text:style-name="T8"/></text:p>
      <text:p text:style-name="P6"/>
      <text:p text:style-name="Standard"><text:span text:style-name="T3">VERSO I</text:span><text:span text:style-name="T3"/></text:p>
      <text:p text:style-name="Standard"><text:span text:style-name="T7"><text:s text:c="12"/>Bm <text:s text:c="7"/>G</text:span><text:span text:style-name="T7"/></text:p>
      <text:p text:style-name="Standard"><text:span text:style-name="T7">Tu palabra dice</text:span><text:span text:style-name="T7"/></text:p>
      <text:p text:style-name="Standard"><text:span text:style-name="T7"><text:s text:c="12"/>D <text:s text:c="11"/>A <text:s text:c="9"/></text:span><text:span text:style-name="T7"/></text:p>
      <text:p text:style-name="Standard"><text:span text:style-name="T7">Que aunque pase por el fuego, </text:span><text:span text:style-name="T7"/></text:p>
      <text:p text:style-name="Standard"><text:span text:style-name="T7"><text:s text:c="8"/>Bm <text:s text:c="4"/>G</text:span><text:span text:style-name="T7"/></text:p>
      <text:p text:style-name="Standard"><text:span text:style-name="T7">no me quemaré</text:span><text:span text:style-name="T7"/></text:p>
      <text:p text:style-name="Standard"><text:span text:style-name="T7"><text:s text:c="6"/>D <text:s text:c="10"/>A <text:s text:c="13"/>Bm <text:s text:c="4"/>G</text:span><text:span text:style-name="T7"/></text:p>
      <text:p text:style-name="Standard"><text:span text:style-name="T7">Y si paso por las aguas, no me ahogaré</text:span><text:span text:style-name="T7"/></text:p>
      <text:p text:style-name="Standard"><text:span text:style-name="T7"><text:s text:c="8"/>D <text:s text:c="9"/>A <text:s text:c="13"/>Bm <text:s text:c="3"/>G</text:span><text:span text:style-name="T7"/></text:p>
      <text:p text:style-name="Standard"><text:span text:style-name="T7">Aunque haya oscuridad, con fe, caminaré</text:span><text:span text:style-name="T7"/></text:p>
      <text:p text:style-name="Standard"><text:span text:style-name="T7"><text:s text:c="9"/>D <text:s text:c="13"/>A</text:span><text:span text:style-name="T7"/></text:p>
      <text:p text:style-name="Standard"><text:span text:style-name="T7">Pues Tú siempre vas conmigo</text:span><text:span text:style-name="T7"/></text:p>
      <text:p text:style-name="P3"/>
      <text:p text:style-name="P3"/>
      <text:p text:style-name="Standard"><text:span text:style-name="T3">VERSO II</text:span><text:span text:style-name="T3"/></text:p>
      <text:p text:style-name="Standard"><text:span text:style-name="T7"><text:s text:c="12"/>Bm <text:s text:c="7"/>G</text:span><text:span text:style-name="T7"/></text:p>
      <text:p text:style-name="Standard"><text:span text:style-name="T7">Tu palabra dice</text:span><text:span text:style-name="T7"/></text:p>
      <text:p text:style-name="Standard"><text:span text:style-name="T7"><text:s text:c="8"/>D <text:s text:c="11"/>A <text:s text:c="11"/>Bm <text:s text:c="2"/>G</text:span><text:span text:style-name="T7"/></text:p>
      <text:p text:style-name="Standard"><text:span text:style-name="T7">No hay justo que Tú hayas desamparado</text:span><text:span text:style-name="T7"/></text:p>
      <text:p text:style-name="Standard"><text:span text:style-name="T7"><text:s text:c="6"/>D <text:s text:c="14"/>A <text:s text:c="13"/>Bm <text:s text:c="2"/>G</text:span><text:span text:style-name="T7"/></text:p>
      <text:p text:style-name="Standard"><text:span text:style-name="T7">Eres pan para el hambriento y necesitado</text:span><text:span text:style-name="T7"/></text:p>
      <text:p text:style-name="Standard"><text:span text:style-name="T7"><text:s text:c="7"/>D <text:s text:c="10"/>A <text:s text:c="10"/>Bm <text:s text:c="2"/>G</text:span><text:span text:style-name="T7"/></text:p>
      <text:p text:style-name="Standard"><text:span text:style-name="T7">En mi mesa nunca, nunca ha faltado</text:span><text:span text:style-name="T7"/></text:p>
      <text:p text:style-name="Standard"><text:span text:style-name="T7"><text:s text:c="7"/>D <text:s text:c="14"/>A</text:span><text:span text:style-name="T7"/></text:p>
      <text:p text:style-name="Standard"><text:span text:style-name="T7">Tú proves y no has fallado</text:span><text:span text:style-name="T7"/></text:p>
      <text:p text:style-name="P3"/>
      <text:p text:style-name="Standard"><text:span text:style-name="T3">PRE-CORO</text:span><text:span text:style-name="T3"/></text:p>
      <text:p text:style-name="P7"><text:span text:style-name="T7">G <text:s text:c="8"/>F#</text:span><text:span text:style-name="T7"/></text:p>
      <text:p text:style-name="Standard"><text:span text:style-name="T7">Yo no temeré</text:span><text:span text:style-name="T7"/></text:p>
      <text:p text:style-name="P7"><text:span text:style-name="T7">G <text:s text:c="13"/>F#</text:span><text:span text:style-name="T7"/></text:p>
      <text:p text:style-name="Standard"><text:span text:style-name="T7">Tu promesa es fiel</text:span><text:span text:style-name="T7"/></text:p>
      <text:p text:style-name="P3"/>
      <text:p text:style-name="Standard"><text:span text:style-name="T3">CORO</text:span><text:span text:style-name="T3"/></text:p>
      <text:p text:style-name="Standard"><text:span text:style-name="T7"><text:s text:c="4"/>Bm <text:s text:c="5"/>G <text:s text:c="7"/>D <text:s text:c="9"/>A</text:span><text:span text:style-name="T7"/></text:p>
      <text:p text:style-name="Standard"><text:span text:style-name="T7">Tu yugo es fácil, ligera es Tu carga</text:span><text:span text:style-name="T7"/></text:p>
      <text:p text:style-name="Standard"><text:span text:style-name="T7"><text:s text:c="7"/>Bm <text:s text:c="5"/>G <text:s text:c="5"/>D <text:s text:c="4"/>A</text:span><text:span text:style-name="T7"/></text:p>
      <text:p text:style-name="Standard"><text:span text:style-name="T7">Te entrego mi vida y mi alabanza</text:span><text:span text:style-name="T7"/></text:p>
      <text:p text:style-name="Standard"><text:span text:style-name="T7"><text:s text:c="6"/>Bm <text:s text:c="7"/>G <text:s text:c="8"/>D <text:s text:c="4"/>A</text:span><text:span text:style-name="T7"/></text:p>
      <text:p text:style-name="Standard"><text:span text:style-name="T7">Mi escudo, mi fuerza, mi seguridad</text:span><text:span text:style-name="T7"/></text:p>
      <text:p text:style-name="Standard"><text:span text:style-name="T7"><text:s text:c="6"/>G <text:s text:c="15"/>F#</text:span><text:span text:style-name="T7"/></text:p>
      <text:p text:style-name="Standard"><text:soft-page-break/><text:span text:style-name="T7">Con Cristo camino y estoy</text:span><text:span text:style-name="T7"/></text:p>
      <text:p text:style-name="Standard"><text:span text:style-name="T7"><text:s text:c="23"/>Bm G D </text:span><text:span text:style-name="T7"/></text:p>
      <text:p text:style-name="Standard"><text:span text:style-name="T7">Danzando en cada temporada</text:span><text:span text:style-name="T7"/></text:p>
      <text:p text:style-name="Standard"><text:span text:style-name="T7"><text:s text:c="4"/>A <text:s text:c="17"/>Bm G D A <text:s text:c="14"/></text:span><text:span text:style-name="T7"/></text:p>
      <text:p text:style-name="Standard"><text:span text:style-name="T7">Danzando en cada temporada</text:span><text:span text:style-name="T7"/></text:p>
      <text:p text:style-name="P3"/>
      <text:p text:style-name="P3"/>
      <text:p text:style-name="Standard"><text:span text:style-name="T3">VERSO III</text:span><text:span text:style-name="T7"/></text:p>
      <text:p text:style-name="Standard"><text:span text:style-name="T7"><text:s text:c="12"/>Bm <text:s/>G</text:span><text:span text:style-name="T7"/></text:p>
      <text:p text:style-name="Standard"><text:span text:style-name="T7">Tu palabra dice</text:span><text:span text:style-name="T7"/></text:p>
      <text:p text:style-name="Standard"><text:span text:style-name="T7"><text:s text:c="7"/>D <text:s text:c="10"/>A <text:s text:c="13"/>Bm <text:s/>G</text:span><text:span text:style-name="T7"/></text:p>
      <text:p text:style-name="Standard"><text:span text:style-name="T7">Que Tú oyes el clamor del quebrantado</text:span><text:span text:style-name="T7"/></text:p>
      <text:p text:style-name="Standard"><text:span text:style-name="T7"><text:s text:c="9"/>D <text:s text:c="10"/>A <text:s text:c="12"/>Bm <text:s text:c="2"/>G</text:span><text:span text:style-name="T7"/></text:p>
      <text:p text:style-name="Standard"><text:span text:style-name="T7">Por Tu llaga en la cruz, fuimos sanados</text:span><text:span text:style-name="T7"/></text:p>
      <text:p text:style-name="Standard"><text:span text:style-name="T7"><text:s text:c="7"/>D <text:s text:c="10"/>A <text:s text:c="12"/>Bm <text:s/>G</text:span><text:span text:style-name="T7"/></text:p>
      <text:p text:style-name="Standard"><text:span text:style-name="T7">Sobre toda enfermedad, Tú has ganado</text:span><text:span text:style-name="T7"/></text:p>
      <text:p text:style-name="Standard"><text:span text:style-name="T7"><text:s text:c="6"/>D <text:s text:c="16"/>A</text:span><text:span text:style-name="T7"/></text:p>
      <text:p text:style-name="Standard"><text:span text:style-name="T7">Y mi vida está en Tu mano</text:span><text:span text:style-name="T7"/></text:p>
      <text:p text:style-name="P3"><text:bookmark text:name="_GoBack Copy 3"/></text:p>
      <text:p text:style-name="P3"/>
      <text:p text:style-name="Standard"><text:span text:style-name="T3">VERSO VI</text:span><text:span text:style-name="T7"/></text:p>
      <text:p text:style-name="Standard"><text:span text:style-name="T7"><text:s text:c="12"/>Bm <text:s/>G</text:span><text:span text:style-name="T7"/></text:p>
      <text:p text:style-name="Standard"><text:span text:style-name="T7">Tu palabra dice</text:span><text:span text:style-name="T7"/></text:p>
      <text:p text:style-name="Standard"><text:span text:style-name="T7"><text:s text:c="9"/>D <text:s text:c="11"/>A <text:s text:c="13"/>Bm <text:s text:c="2"/>G</text:span><text:span text:style-name="T7"/></text:p>
      <text:p text:style-name="Standard"><text:span text:style-name="T7">Que Tu muerte en la cruz fue por salvarnos</text:span><text:span text:style-name="T7"/></text:p>
      <text:p text:style-name="Standard"><text:span text:style-name="T7"><text:s text:c="8"/>D <text:s text:c="8"/>A <text:s text:c="10"/>Bm <text:s/>G</text:span><text:span text:style-name="T7"/></text:p>
      <text:p text:style-name="Standard"><text:span text:style-name="T7">Que perdonas y redimes del pecado</text:span><text:span text:style-name="T7"/></text:p>
      <text:p text:style-name="Standard"><text:span text:style-name="T7"><text:s text:c="10"/>D <text:s text:c="9"/>A <text:s text:c="8"/>Bm <text:s text:c="2"/>G</text:span><text:span text:style-name="T7"/></text:p>
      <text:p text:style-name="Standard"><text:span text:style-name="T7">Y en las nubes, seremos arrebatados</text:span><text:span text:style-name="T7"/></text:p>
      <text:p text:style-name="Standard"><text:span text:style-name="T7"><text:s text:c="8"/>D <text:s text:c="9"/>A</text:span><text:span text:style-name="T7"/></text:p>
      <text:p text:style-name="Standard"><text:span text:style-name="T7">Cara a cara, Te veremos</text:span><text:span text:style-name="T7"/></text:p>
      <text:p text:style-name="P3"/>
      <text:p text:style-name="Standard"><text:span text:style-name="T3">PRE-CORO</text:span><text:span text:style-name="T7"/></text:p>
      <text:p text:style-name="Standard"><text:span text:style-name="T7"><text:s/>G <text:s text:c="8"/>F#</text:span><text:span text:style-name="T7"/></text:p>
      <text:p text:style-name="Standard"><text:span text:style-name="T7">Yo no temeré</text:span><text:span text:style-name="T7"/></text:p>
      <text:p text:style-name="Standard"><text:span text:style-name="T7"><text:s/>G <text:s text:c="13"/>F#</text:span><text:span text:style-name="T7"/></text:p>
      <text:p text:style-name="Standard"><text:span text:style-name="T7">Tu promesa es fiel</text:span><text:span text:style-name="T7"/></text:p>
      <text:p text:style-name="P3"/>
      <text:p text:style-name="Standard"><text:span text:style-name="T3">CORO</text:span><text:span text:style-name="T3"/></text:p>
      <text:p text:style-name="Standard"><text:span text:style-name="T7"><text:s text:c="4"/>Bm <text:s text:c="5"/>G <text:s text:c="7"/>D <text:s text:c="9"/>A</text:span><text:span text:style-name="T7"/></text:p>
      <text:p text:style-name="Standard"><text:span text:style-name="T7">Tu yugo es fácil, ligera es Tu carga</text:span><text:span text:style-name="T7"/></text:p>
      <text:p text:style-name="Standard"><text:span text:style-name="T7"><text:s text:c="7"/>Bm <text:s text:c="5"/>G <text:s text:c="5"/>D <text:s text:c="4"/>A</text:span><text:span text:style-name="T7"/></text:p>
      <text:p text:style-name="Standard"><text:span text:style-name="T7">Te entrego mi vida y mi alabanza</text:span><text:span text:style-name="T7"/></text:p>
      <text:p text:style-name="Standard"><text:span text:style-name="T7"><text:s text:c="6"/>Bm <text:s text:c="7"/>G <text:s text:c="8"/>D <text:s text:c="4"/>A</text:span><text:span text:style-name="T7"/></text:p>
      <text:p text:style-name="Standard"><text:span text:style-name="T7">Mi escudo, mi fuerza, mi seguridad</text:span><text:span text:style-name="T7"/></text:p>
      <text:p text:style-name="Standard"><text:span text:style-name="T7"><text:s text:c="6"/>G <text:s text:c="15"/>F#</text:span><text:span text:style-name="T7"/></text:p>
      <text:p text:style-name="Standard"><text:span text:style-name="T7">Con Cristo camino y estoy</text:span><text:span text:style-name="T7"/></text:p>
      <text:p text:style-name="Standard"><text:span text:style-name="T7"><text:s text:c="23"/>Bm <text:s/>G <text:s/>D</text:span><text:span text:style-name="T7"/></text:p>
      <text:p text:style-name="Standard"><text:span text:style-name="T7">Danzando en cada temporada</text:span><text:span text:style-name="T7"/></text:p>
      <text:p text:style-name="Standard"><text:span text:style-name="T7"><text:s text:c="4"/>A <text:s text:c="17"/>Bm <text:s/>G <text:s/>D</text:span><text:span text:style-name="T7"/></text:p>
      <text:p text:style-name="Standard"><text:span text:style-name="T7">Danzando en cada temporada</text:span><text:span text:style-name="T7"/></text:p>
      <text:p text:style-name="Standard"><text:span text:style-name="T7"><text:s text:c="4"/>A <text:s text:c="17"/>Bm <text:s/>G <text:s/>D</text:span><text:span text:style-name="T7"/></text:p>
      <text:p text:style-name="Standard"><text:span text:style-name="T7">Danzando en cada temporada</text:span><text:span text:style-name="T7"/></text:p>
      <text:p text:style-name="Standard"><text:span text:style-name="T7"><text:s text:c="4"/>A <text:s text:c="17"/>Bm <text:s/>G <text:s/>D <text:s/>A</text:span><text:span text:style-name="T7"/></text:p>
      <text:p text:style-name="Standard"><text:span text:style-name="T7">Danzando en cada temporada <text:s text:c="5"/></text:span><text:span text:style-name="T7"/></text:p>
      <text:p text:style-name="P3"/>
      <text:p text:style-name="Standard"><text:span text:style-name="T7">Bm G D A</text:span><text:span text:style-name="T7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7:14:51.564503723</meta:creation-date>
    <dc:date>2024-08-20T08:22:37.468076027</dc:date>
    <meta:editing-duration>PT1H7M47S</meta:editing-duration>
    <meta:editing-cycles>1</meta:editing-cycles>
    <meta:document-statistic meta:table-count="0" meta:image-count="0" meta:object-count="0" meta:page-count="4" meta:paragraph-count="240" meta:word-count="883" meta:character-count="5300" meta:non-whitespace-character-count="2796"/>
    <meta:generator>LibreOffice/7.4.7.2$Linux_x86 LibreOffice_project/40$Build-2</meta:generator>
  </office:meta>
</office:document-meta>
</file>